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0] + [.D10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1] + [.D11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] + [.D1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] + [.D13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] + [.D14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5] + [.D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6] + [.D1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7] + [.D1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C18] + 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9] + [.D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0] + [.D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1] + [.D2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l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8:11:13.47247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2T22:49:36.476404731</dc:date>
    <meta:generator>LibreOffice/4.2.8.2$Linux_X86_64 LibreOffice_project/420m0$Build-2</meta:generator>
    <meta:editing-duration>PT4H27M41S</meta:editing-duration>
    <meta:editing-cycles>2</meta:editing-cycles>
    <meta:document-statistic meta:table-count="1" meta:cell-count="172" meta:object-count="0"/>
  </office:meta>
</office:document-meta>
</file>